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591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217in"/>
    </style:style>
    <style:style style:name="co10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4283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3752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3" style:family="table-cell" style:parent-style-name="Default">
      <style:table-cell-properties style:vertical-align="middle"/>
    </style:style>
    <style:style style:name="ce10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8" style:family="table-cell" style:parent-style-name="Default" style:data-style-name="N2"/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 100 Item NEO5_20 Questionnaire'.$B$126:$'IPIP 100 Item NEO5_20 Questionnaire'.$E$126])" table:allow-empty-cell="false" table:display-list="no" table:base-cell-address="'IPIP 100 Item NEO5_20 Questionnaire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2" table:condition="of:cell-content-is-in-list([$'IPIP 100 Item NEO5_20 Questionnaire'.$B$126:$'IPIP 100 Item NEO5_20 Questionnaire'.$E$126])" table:allow-empty-cell="false" table:display-list="no" table:base-cell-address="'IPIP 100 Item NEO5_20 Questionnaire'.B104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3" table:condition="of:cell-content-is-in-list([$'IPIP 100 Item NEO5_20 Questionnaire'.$B$126:$'IPIP 100 Item NEO5_20 Questionnaire'.$E$126])" table:allow-empty-cell="false" table:display-list="no" table:base-cell-address="'IPIP 100 Item NEO5_20 Questionnaire'.C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4" table:condition="of:cell-content-is-in-list([$'IPIP 100 Item NEO5_20 Questionnaire'.$B$126:$'IPIP 100 Item NEO5_20 Questionnaire'.$E$126])" table:allow-empty-cell="false" table:display-list="no" table:base-cell-address="'IPIP 100 Item NEO5_20 Questionnaire'.C68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 100 Item NEO5_20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9" table:default-cell-style-name="ce14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100 Item Big Five Open Source Questionnaire</text:p>
          </table:table-cell>
          <table:covered-table-cell table:style-name="ce1"/>
          <table:covered-table-cell table:number-columns-repeated="4" table:style-name="ce25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25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 table:number-columns-repeated="2"/>
          <table:table-cell table:style-name="ce4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tor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Trust what people sa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]);[.K7];IF(ISTEXT([.C7]);[.L7];IF(ISTEXT([.D7]);[.M7];IF(ISTEXT([.E7]);[.N7];IF(ISTEXT([.F7]);[.O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lose my composur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]);[.K8];IF(ISTEXT([.C8]);[.L8];IF(ISTEXT([.D8]);[.M8];IF(ISTEXT([.E8]);[.N8];IF(ISTEXT([.F8]);[.O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see things through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lans and stick to them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frustrate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demands on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xacting in my work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ut for my own personal gain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hearing new idea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put my mind on the task at han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llow through with my pla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aptivate peopl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ess things up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cept people as they ar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reatened easi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excited by new idea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ut others to piece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describe my experiences as somewhat dull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things unfinishe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spect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treat from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25" table:content-validation-name="val1"/>
          <table:table-cell table:style-name="ce25" table:content-validation-name="val4"/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ish what I start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say things beautiful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hirk my dutie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25" table:content-validation-name="val2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look for a deeper meaning in th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filled with doubts about th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skilled in handling social situatio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the conversation to a higher level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eat all people equal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the life of the part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25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</text:p>
          </table:table-cell>
          <table:covered-table-cell table:number-columns-repeated="6" table:style-name="ce25"/>
          <table:covered-table-cell table:number-columns-repeated="2" table:style-name="ce29"/>
        </table:table-row>
        <table:table-row table:style-name="ro4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2" office:value-type="string" calcext:value-type="string">
            <text:p><text:span text:style-name="T1">Items are from the TedoneItemAssignmentTable spreadsheet downloaded from</text:span> the page <text:span text:style-name="T2">at https://ipip.ori.org/ItemAssignmentTable.htm</text:span> on May 23, 2020.</text:p>
          </table:table-cell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2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/>
          <table:table-cell table:style-name="ce15" table:number-columns-repeated="2"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1">
          <table:table-cell table:style-name="ce10" office:value-type="string" calcext:value-type="string">
            <text:p>Score:</text:p>
          </table:table-cell>
          <table:table-cell table:style-name="ce15" office:value-type="string" calcext:value-type="string">
            <text:p><text:span text:style-name="T3">Raw 2</text:span>0-100</text:p>
          </table:table-cell>
          <table:table-cell table:style-name="ce15" office:value-type="string" calcext:value-type="string">
            <text:p>Percent</text:p>
          </table:table-cell>
          <table:table-cell table:style-name="ce15" office:value-type="string" calcext:value-type="string">
            <text:p>Meaning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Openness</text:p>
          </table:table-cell>
          <table:table-cell table:style-name="ce14" table:formula="of:=SUM([.P7]+[.P13]+[.P18]+[.P30]+[.P34]+[.P39]+[.P43]+[.P48]+[.P51]+[.P54]+[.P65]+[.P68]+[.P72]+[.P76]+[.P81]+[.P88]+[.P91]+[.P94]+[.P100]+[.P104])" office:value-type="float" office:value="0" calcext:value-type="float">
            <text:p>0</text:p>
          </table:table-cell>
          <table:table-cell table:style-name="ce14" table:formula="of:=QUOTIENT(PRODUCT(ORG.LIBREOFFICE.RAWSUBTRACT( [.B113];20);5);4)" office:value-type="float" office:value="-25" calcext:value-type="float">
            <text:p>-25</text:p>
          </table:table-cell>
          <table:table-cell table:style-name="ce16" table:formula="of:=IF([.C113]&lt;=20;&quot;Very Low&quot;;IF([.C113]&lt;=34;&quot;Low&quot;;IF([.C113]&lt;=45;&quot;A Little Low&quot;;IF([.C113]&lt;=54;&quot;Average&quot;;IF([.C113]&lt;=65;&quot;A Little High&quot;;IF([.C113]&lt;=79;&quot;High&quot;;&quot;Very High&quot;))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Conscientiousness</text:p>
          </table:table-cell>
          <table:table-cell table:style-name="ce14" table:formula="of:=SUM([.P6]+[.P10]+[.P20]+[.P25]+[.P28]+[.P31]+[.P35]+[.P42]+[.P46]+[.P57]+[.P59]+[.P61]+[.P69]+[.P74]+[.P78]+[.P80]+[.P84]+[.P86]+[.P95]+[.P99])" office:value-type="float" office:value="0" calcext:value-type="float">
            <text:p>0</text:p>
          </table:table-cell>
          <table:table-cell table:style-name="ce14" table:formula="of:=QUOTIENT(PRODUCT(ORG.LIBREOFFICE.RAWSUBTRACT( [.B114];20);5);4)" office:value-type="float" office:value="-25" calcext:value-type="float">
            <text:p>-25</text:p>
          </table:table-cell>
          <table:table-cell table:style-name="ce16" table:formula="of:=IF([.C114]&lt;=20;&quot;Very Low&quot;;IF([.C114]&lt;=34;&quot;Low&quot;;IF([.C114]&lt;=45;&quot;A Little Low&quot;;IF([.C114]&lt;=54;&quot;Average&quot;;IF([.C114]&lt;=65;&quot;A Little High&quot;;IF([.C114]&lt;=79;&quot;High&quot;;&quot;Very High&quot;))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Extraversion</text:p>
          </table:table-cell>
          <table:table-cell table:style-name="ce14" table:formula="of:=SUM([.P9]+[.P12]+[.P15]+[.P23]+[.P36]+[.P41]+[.P45]+[.P52]+[.P55]+[.P58]+[.P63]+[.P66]+[.P70]+[.P73]+[.P79]+[.P82]+[.P85]+[.P90]+[.P96]+[.P101])" office:value-type="float" office:value="0" calcext:value-type="float">
            <text:p>0</text:p>
          </table:table-cell>
          <table:table-cell table:style-name="ce14" table:formula="of:=QUOTIENT(PRODUCT(ORG.LIBREOFFICE.RAWSUBTRACT( [.B115];20);5);4)" office:value-type="float" office:value="-25" calcext:value-type="float">
            <text:p>-25</text:p>
          </table:table-cell>
          <table:table-cell table:style-name="ce16" table:formula="of:=IF([.C115]&lt;=20;&quot;Very Low&quot;;IF([.C115]&lt;=34;&quot;Low&quot;;IF([.C115]&lt;=45;&quot;A Little Low&quot;;IF([.C115]&lt;=54;&quot;Average&quot;;IF([.C115]&lt;=65;&quot;A Little High&quot;;IF([.C115]&lt;=79;&quot;High&quot;;&quot;Very High&quot;))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Agreeableness</text:p>
          </table:table-cell>
          <table:table-cell table:style-name="ce14" table:formula="of:=SUM([.P5]+[.P14]+[.P17]+[.P21]+[.P26]+[.P29]+[.P33]+[.P38]+[.P44]+[.P49]+[.P53]+[.P56]+[.P62]+[.P71]+[.P77]+[.P83]+[.P89]+[.P92]+[.P97]+[.P103])" office:value-type="float" office:value="0" calcext:value-type="float">
            <text:p>0</text:p>
          </table:table-cell>
          <table:table-cell table:style-name="ce14" table:formula="of:=QUOTIENT(PRODUCT(ORG.LIBREOFFICE.RAWSUBTRACT( [.B116];20);5);4)" office:value-type="float" office:value="-25" calcext:value-type="float">
            <text:p>-25</text:p>
          </table:table-cell>
          <table:table-cell table:style-name="ce16" table:formula="of:=IF([.C116]&lt;=20;&quot;Very Low&quot;;IF([.C116]&lt;=34;&quot;Low&quot;;IF([.C116]&lt;=45;&quot;A Little Low&quot;;IF([.C116]&lt;=54;&quot;Average&quot;;IF([.C116]&lt;=65;&quot;A Little High&quot;;IF([.C116]&lt;=79;&quot;High&quot;;&quot;Very High&quot;))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Neuroticism</text:p>
          </table:table-cell>
          <table:table-cell table:style-name="ce14" table:formula="of:=SUM([.P8]+[.P11]+[.P16]+[.P19]+[.P22]+[.P24]+[.P27]+[.P32]+[.P37]+[.P40]+[.P47]+[.P50]+[.P60]+[.P64]+[.P67]+[.P75]+[.P87]+[.P93]+[.P98]+[.P102])" office:value-type="float" office:value="0" calcext:value-type="float">
            <text:p>0</text:p>
          </table:table-cell>
          <table:table-cell table:style-name="ce14" table:formula="of:=QUOTIENT(PRODUCT(ORG.LIBREOFFICE.RAWSUBTRACT( [.B117];20);5);4)" office:value-type="float" office:value="-25" calcext:value-type="float">
            <text:p>-25</text:p>
          </table:table-cell>
          <table:table-cell table:style-name="ce16" table:formula="of:=IF([.C117]&lt;=20;&quot;Very Low&quot;;IF([.C117]&lt;=34;&quot;Low&quot;;IF([.C117]&lt;=45;&quot;A Little Low&quot;;IF([.C117]&lt;=54;&quot;Average&quot;;IF([.C117]&lt;=65;&quot;A Little High&quot;;IF([.C117]&lt;=79;&quot;High&quot;;&quot;Very High&quot;))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number-columns-repeated="4"/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6">
          <table:table-cell table:number-columns-repeated="16"/>
        </table:table-row>
        <table:table-row table:style-name="ro4">
          <table:table-cell table:style-name="ce19"/>
          <table:table-cell table:style-name="ce14" table:number-columns-repeated="4"/>
          <table:table-cell table:number-columns-repeated="11"/>
        </table:table-row>
        <table:table-row table:style-name="ro4">
          <table:table-cell table:style-name="ce19" office:value-type="string" calcext:value-type="string">
            <text:p>The sheet uses these values to validate the input: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99">
          <table:table-cell/>
          <table:table-cell table:style-name="ce14" table:number-columns-repeated="4"/>
          <table:table-cell table:number-columns-repeated="11"/>
        </table:table-row>
        <table:table-row table:style-name="ro4" table:number-rows-repeated="1048350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15" table:default-cell-style-name="Default"/>
        <table:table-row table:style-name="ro4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8:30:11.411094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10T21:14:58.598011984</dc:date>
    <meta:editing-duration>PT17H32M17S</meta:editing-duration>
    <meta:editing-cycles>46</meta:editing-cycles>
    <meta:document-statistic meta:table-count="2" meta:cell-count="1156" meta:object-count="0"/>
  </office:meta>
</office:document-meta>
</file>